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Output.writeChars( char [ ] s , int star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dexOutput.writeVLong( long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Output.writeLong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Output.writeVInt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Output.write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Output.writeBytes( byte [ ] b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Output.writeChars( String s , int star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dexOutput.copyBytes( IndexInput input , long numBy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dexOutput.setLength(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dexOutput.writeI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